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82.49pt"/>
    </style:style>
    <style:style style:name="co3" style:family="table-column">
      <style:table-column-properties fo:break-before="auto" style:column-width="97.4pt"/>
    </style:style>
    <style:style style:name="co4" style:family="table-column">
      <style:table-column-properties fo:break-before="auto" style:column-width="120.76pt"/>
    </style:style>
    <style:style style:name="co5" style:family="table-column">
      <style:table-column-properties fo:break-before="auto" style:column-width="173.11pt"/>
    </style:style>
    <style:style style:name="co6" style:family="table-column">
      <style:table-column-properties fo:break-before="auto" style:column-width="507.15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9.71pt" fo:break-before="auto" style:use-optimal-row-height="true"/>
    </style:style>
    <style:style style:name="ro3" style:family="table-row">
      <style:table-row-properties style:row-height="52.44pt" fo:break-before="auto" style:use-optimal-row-height="true"/>
    </style:style>
    <style:style style:name="ro4" style:family="table-row">
      <style:table-row-properties style:row-height="20.95pt" fo:break-before="auto" style:use-optimal-row-height="true"/>
    </style:style>
    <style:style style:name="ro5" style:family="table-row">
      <style:table-row-properties style:row-height="89.21pt" fo:break-before="auto" style:use-optimal-row-height="true"/>
    </style:style>
    <style:style style:name="ro6" style:family="table-row">
      <style:table-row-properties style:row-height="79.46pt" fo:break-before="auto" style:use-optimal-row-height="true"/>
    </style:style>
    <style:style style:name="ro7" style:family="table-row">
      <style:table-row-properties style:row-height="128.95pt" fo:break-before="auto" style:use-optimal-row-height="true"/>
    </style:style>
    <style:style style:name="ro8" style:family="table-row">
      <style:table-row-properties style:row-height="212.2pt" fo:break-before="auto" style:use-optimal-row-height="true"/>
    </style:style>
    <style:style style:name="ro9" style:family="table-row">
      <style:table-row-properties style:row-height="141.7pt" fo:break-before="auto" style:use-optimal-row-height="true"/>
    </style:style>
    <style:style style:name="ro10" style:family="table-row">
      <style:table-row-properties style:row-height="116.19pt" fo:break-before="auto" style:use-optimal-row-height="true"/>
    </style:style>
    <style:style style:name="ro11" style:family="table-row">
      <style:table-row-properties style:row-height="151.46pt" fo:break-before="auto" style:use-optimal-row-height="true"/>
    </style:style>
    <style:style style:name="ro12" style:family="table-row">
      <style:table-row-properties style:row-height="167.19pt" fo:break-before="auto" style:use-optimal-row-height="true"/>
    </style:style>
    <style:style style:name="ro13" style:family="table-row">
      <style:table-row-properties style:row-height="77.95pt" fo:break-before="auto" style:use-optimal-row-height="true"/>
    </style:style>
    <style:style style:name="ro14" style:family="table-row">
      <style:table-row-properties style:row-height="103.44pt" fo:break-before="auto" style:use-optimal-row-height="true"/>
    </style:style>
    <style:style style:name="ro15" style:family="table-row">
      <style:table-row-properties style:row-height="65.2pt" fo:break-before="auto" style:use-optimal-row-height="true"/>
    </style:style>
    <style:style style:name="ro16" style:family="table-row">
      <style:table-row-properties style:row-height="59.95pt" fo:break-before="auto" style:use-optimal-row-height="true"/>
    </style:style>
    <style:style style:name="ro17" style:family="table-row">
      <style:table-row-properties style:row-height="50.2pt" fo:break-before="auto" style:use-optimal-row-height="true"/>
    </style:style>
    <style:style style:name="ro18" style:family="table-row">
      <style:table-row-properties style:row-height="40.45pt" fo:break-before="auto" style:use-optimal-row-height="true"/>
    </style:style>
    <style:style style:name="ro19" style:family="table-row">
      <style:table-row-properties style:row-height="90.71pt" fo:break-before="auto" style:use-optimal-row-height="true"/>
    </style:style>
    <style:style style:name="ro20" style:family="table-row">
      <style:table-row-properties style:row-height="30.7pt" fo:break-before="auto" style:use-optimal-row-height="true"/>
    </style:style>
    <style:style style:name="ro21" style:family="table-row">
      <style:table-row-properties style:row-height="87.7pt" fo:break-before="auto" style:use-optimal-row-height="true"/>
    </style:style>
    <style:style style:name="ro22" style:family="table-row">
      <style:table-row-properties style:row-height="36.71pt" fo:break-before="auto" style:use-optimal-row-height="true"/>
    </style:style>
    <style:style style:name="ro23" style:family="table-row">
      <style:table-row-properties style:row-height="49.44pt" fo:break-before="auto" style:use-optimal-row-height="true"/>
    </style:style>
    <style:style style:name="ro24" style:family="table-row">
      <style:table-row-properties style:row-height="62.19pt" fo:break-before="auto" style:use-optimal-row-height="true"/>
    </style:style>
    <style:style style:name="ro25" style:family="table-row">
      <style:table-row-properties style:row-height="74.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Liberation Sans" fo:font-size="10pt" style:font-size-asian="10pt" style:font-size-complex="10pt"/>
    </style:style>
    <style:style style:name="ce6" style:family="table-cell" style:parent-style-name="Default" style:data-style-name="N124">
      <style:table-cell-properties fo:background-color="transparent"/>
      <style:text-properties style:font-name="Liberation Sans" fo:font-size="10pt" fo:font-weight="bold" style:font-size-asian="10pt" style:font-weight-asian="bold" style:font-size-complex="10pt" style:font-weight-complex="bold"/>
    </style:style>
    <style:style style:name="ce7"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24">
      <style:table-cell-properties fo:background-color="transparent"/>
      <style:text-properties style:font-name="Liberation Sans" fo:font-size="10pt" fo:font-weight="normal" style:font-size-asian="10pt" style:font-weight-asian="normal" style:font-size-complex="10pt" style:font-weight-complex="normal"/>
    </style:style>
    <style:style style:name="ce9" style:family="table-cell" style:parent-style-name="Default" style:data-style-name="N124">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8" style:family="text">
      <style:text-properties fo:font-weight="bold" style:font-weight-asian="bold" style:font-weight-complex="bold"/>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8"/>
        <table:table-column table:style-name="co7"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6" office:value-type="string" calcext:value-type="string">
            <text:p>Copyedited title</text:p>
          </table:table-cell>
          <table:table-cell table:style-name="ce12" office:value-type="string" calcext:value-type="string">
            <text:p>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7" office:value-type="string" calcext:value-type="string">
            <text:p>I can make decisions based on evidence</text:p>
          </table:table-cell>
          <table:table-cell table:style-name="ce7"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7" office:value-type="string" calcext:value-type="string">
            <text:p>I can negotiate and manage conflicts</text:p>
          </table:table-cell>
          <table:table-cell table:style-name="ce7"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7" office:value-type="string" calcext:value-type="string">
            <text:p>I can foster and motivate teams</text:p>
          </table:table-cell>
          <table:table-cell table:style-name="ce7"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2">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use data analytics tools</text:p>
          </table:table-cell>
          <table:table-cell table:style-name="ce7"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promote or organise community service or pro bono work</text:p>
          </table:table-cell>
          <table:table-cell table:style-name="ce7"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I can handle family law matters</text:p>
          </table:table-cell>
          <table:table-cell table:style-name="ce7"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I can handle IP law matters</text:p>
          </table:table-cell>
          <table:table-cell table:style-name="ce7"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I can perform corporate secretarial duties</text:p>
          </table:table-cell>
          <table:table-cell table:style-name="ce7"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6">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I can handle structured products and derivatives documentation</text:p>
          </table:table-cell>
          <table:table-cell table:style-name="ce7"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7">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I can handle legal project management</text:p>
          </table:table-cell>
          <table:table-cell table:style-name="ce7"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8">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I can handle risk management and compliance</text:p>
          </table:table-cell>
          <table:table-cell table:style-name="ce7"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9">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I can develop, implement, and maintain resource and financial planning and management processes and systems in legal services environments.</text:p>
          </table:table-cell>
          <table:table-cell table:style-name="ce7"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10">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9" office:value-type="string" calcext:value-type="string">
            <text:p>I can identify and develop opportunities to promote to external stakeholders and potential clients the value-adding products and services of the law practice or legal department.</text:p>
          </table:table-cell>
          <table:table-cell table:style-name="ce7"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1">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9" office:value-type="string" calcext:value-type="string">
            <text:p>I can develop, implement and maintain information management processes and systems to facilitate and undertake eDiscovery and provide litigation support in legal services environments.</text:p>
          </table:table-cell>
          <table:table-cell table:style-name="ce7"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12">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9" office:value-type="string" calcext:value-type="string">
            <text:p>I can develop, implement and maintain knowledge and information management processes and systems in legal services environments.</text:p>
          </table:table-cell>
          <table:table-cell table:style-name="ce7"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2">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perform microeconomic analysis.</text:p>
          </table:table-cell>
          <table:table-cell table:style-name="ce7"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2">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perform macroeconomic analysis.</text:p>
          </table:table-cell>
          <table:table-cell table:style-name="ce7"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2">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demonstrate business awareness.</text:p>
          </table:table-cell>
          <table:table-cell table:style-name="ce7"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apply basic accounting concepts.</text:p>
          </table:table-cell>
          <table:table-cell table:style-name="ce7"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undertake legal analysis and problem-solving.</text:p>
          </table:table-cell>
          <table:table-cell table:style-name="ce7"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3">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relating to criminal litigation.</text:p>
          </table:table-cell>
          <table:table-cell table:style-name="ce7"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3">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civil litigation.</text:p>
          </table:table-cell>
          <table:table-cell table:style-name="ce7"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real estate transactions.</text:p>
          </table:table-cell>
          <table:table-cell table:style-name="ce7"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family services.</text:p>
          </table:table-cell>
          <table:table-cell table:style-name="ce7"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14">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relating to corporate/commercial</text:p>
          </table:table-cell>
          <table:table-cell table:style-name="ce7"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5">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IP transactions.</text:p>
          </table:table-cell>
          <table:table-cell table:style-name="ce7"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estates and trusts. </text:p>
          </table:table-cell>
          <table:table-cell table:style-name="ce7"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3">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facilitate legal discussions and client <text:s/>interviews.</text:p>
          </table:table-cell>
          <table:table-cell table:style-name="ce7"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6">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perform academic writing and presentation.</text:p>
          </table:table-cell>
          <table:table-cell table:style-name="ce7"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6">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communicate in a range of work-related contexts.</text:p>
          </table:table-cell>
          <table:table-cell table:style-name="ce7"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6">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facilitate teamwork.</text:p>
          </table:table-cell>
          <table:table-cell table:style-name="ce7"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6">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facilitate workplace communications and processes. </text:p>
          </table:table-cell>
          <table:table-cell table:style-name="ce7"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manage workplace legal technologies.</text:p>
          </table:table-cell>
          <table:table-cell table:style-name="ce7"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develop and maintain standard operating procedures. </text:p>
          </table:table-cell>
          <table:table-cell table:style-name="ce7"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2">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undertake litigation support functions.</text:p>
          </table:table-cell>
          <table:table-cell table:style-name="ce7"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5">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conduct legal research, investigate facts and check documents.</text:p>
          </table:table-cell>
          <table:table-cell table:style-name="ce7"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2">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manage workplace challenges.</text:p>
          </table:table-cell>
          <table:table-cell table:style-name="ce7"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understand the legal system and its associated professional responsibilities.</text:p>
          </table:table-cell>
          <table:table-cell table:style-name="ce7"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6">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document and maintain standard operating procedures.</text:p>
          </table:table-cell>
          <table:table-cell table:style-name="ce10"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6">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manage multiple teams and projects.</text:p>
          </table:table-cell>
          <table:table-cell table:style-name="ce10"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6">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prepare written reports.</text:p>
          </table:table-cell>
          <table:table-cell table:style-name="ce10"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6">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prepare budgets for my department or firm.</text:p>
          </table:table-cell>
          <table:table-cell table:style-name="ce10"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6">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prepare financial reports.</text:p>
          </table:table-cell>
          <table:table-cell table:style-name="ce10"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6">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manage human resource processes.</text:p>
          </table:table-cell>
          <table:table-cell table:style-name="ce10"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6">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assist with corporate secretarial requirements/duties.</text:p>
          </table:table-cell>
          <table:table-cell table:style-name="ce10"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7">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I can resolve workplace conflict.</text:p>
          </table:table-cell>
          <table:table-cell table:style-name="ce10"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7">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I can provide feedback and review performance.</text:p>
          </table:table-cell>
          <table:table-cell table:style-name="ce10"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7">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I can communicate in challenging situations.</text:p>
          </table:table-cell>
          <table:table-cell table:style-name="ce10"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7">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I can provide mentorship.</text:p>
          </table:table-cell>
          <table:table-cell table:style-name="ce10"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7" office:value-type="string" calcext:value-type="string">
            <text:p>I can perform basic legal research. </text:p>
          </table:table-cell>
          <table:table-cell table:style-name="ce7"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2">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7" office:value-type="string" calcext:value-type="string">
            <text:p>I can utilise workplace productivity tools.</text:p>
          </table:table-cell>
          <table:table-cell table:style-name="ce7"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deliver and maintain service excellence.</text:p>
          </table:table-cell>
          <table:table-cell table:style-name="ce7"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2">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facilitate compliance with regulatory obligations. </text:p>
          </table:table-cell>
          <table:table-cell table:style-name="ce10"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use feedback and reflection for improving workplace productivity. </text:p>
          </table:table-cell>
          <table:table-cell table:style-name="ce10"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2">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improve workplace processes and policies.</text:p>
          </table:table-cell>
          <table:table-cell table:style-name="ce10"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2">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identify learning needs for self and others.</text:p>
          </table:table-cell>
          <table:table-cell table:style-name="ce10"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3">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 can prepare business correspondence and legal documents.</text:p>
          </table:table-cell>
          <table:table-cell table:style-name="ce10"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15">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 can perform law office financial operations duties.</text:p>
          </table:table-cell>
          <table:table-cell table:style-name="ce10"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2">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 can identify completeness of standard legal documents. </text:p>
          </table:table-cell>
          <table:table-cell table:style-name="ce10"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15">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 can coordinate business meetings.</text:p>
          </table:table-cell>
          <table:table-cell table:style-name="ce10"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5">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draft meeting minutes.</text:p>
          </table:table-cell>
          <table:table-cell table:style-name="ce10"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6">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communicate information in written formats.</text:p>
          </table:table-cell>
          <table:table-cell table:style-name="ce10"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6">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manage team to deal with multiple work demands.</text:p>
          </table:table-cell>
          <table:table-cell table:style-name="ce10"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2">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maintain information management processes. </text:p>
          </table:table-cell>
          <table:table-cell table:style-name="ce7"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6">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perform online research.</text:p>
          </table:table-cell>
          <table:table-cell table:style-name="ce7"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6">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perform presentation functions.</text:p>
          </table:table-cell>
          <table:table-cell table:style-name="ce7"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6">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perform database functions.</text:p>
          </table:table-cell>
          <table:table-cell table:style-name="ce7"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5">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manage my own and my team's adaptability to change.</text:p>
          </table:table-cell>
          <table:table-cell table:style-name="ce7"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5">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perform common risk management and compliance procedures.</text:p>
          </table:table-cell>
          <table:table-cell table:style-name="ce7"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5">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manage client moneys.</text:p>
          </table:table-cell>
          <table:table-cell table:style-name="ce7"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5">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manage time and plan work.</text:p>
          </table:table-cell>
          <table:table-cell table:style-name="ce7"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5">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use feedback and reflection for professional improvement.</text:p>
          </table:table-cell>
          <table:table-cell table:style-name="ce7"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8">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style-name="ce10" office:value-type="string" calcext:value-type="string">
            <text:p>I can explain and perform the key administrative processes and procedures involved in a civil litigation practice.</text:p>
          </table:table-cell>
          <table:table-cell table:style-name="ce10" office:value-type="string" calcext:value-type="string">
            <text:p>Explain and perform the key administrative processes and procedures involved in a civil litigation practice.</text:p>
          </table:table-cell>
          <table:table-cell table:number-columns-repeated="1018"/>
        </table:table-row>
        <table:table-row table:style-name="ro18">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style-name="ce10" office:value-type="string" calcext:value-type="string">
            <text:p>I can identify and use the key legal terminology and standard forms and precedents involved in a civil litigation practice.</text:p>
          </table:table-cell>
          <table:table-cell table:style-name="ce10" office:value-type="string" calcext:value-type="string">
            <text:p>Identify and use the key legal terminology and standard forms and precedents involved in a civil litigation practice.</text:p>
          </table:table-cell>
          <table:table-cell table:number-columns-repeated="1018"/>
        </table:table-row>
        <table:table-row table:style-name="ro18">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criminal litigation practice.</text:p>
          </table:table-cell>
          <table:table-cell table:style-name="ce7" office:value-type="string" calcext:value-type="string">
            <text:p>Explain and perform the key administrative processes and procedures involved in a criminal litigation practice.</text:p>
          </table:table-cell>
          <table:table-cell table:number-columns-repeated="1018"/>
        </table:table-row>
        <table:table-row table:style-name="ro18">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criminal litigation practice.</text:p>
          </table:table-cell>
          <table:table-cell table:style-name="ce7"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7">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corporate/commercial transactions practice.</text:p>
          </table:table-cell>
          <table:table-cell table:style-name="ce7"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7">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corporate/commercial transactions practice.</text:p>
          </table:table-cell>
          <table:table-cell table:style-name="ce7"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8">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family law practice.</text:p>
          </table:table-cell>
          <table:table-cell table:style-name="ce7" office:value-type="string" calcext:value-type="string">
            <text:p>Explain and perform the key administrative processes and procedures involved in a family law practice.</text:p>
          </table:table-cell>
          <table:table-cell table:number-columns-repeated="1018"/>
        </table:table-row>
        <table:table-row table:style-name="ro18">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family law practice.</text:p>
          </table:table-cell>
          <table:table-cell table:style-name="ce7" office:value-type="string" calcext:value-type="string">
            <text:p>Identify and use the key legal terminology and standard forms and precedents involved in a family law practice.</text:p>
          </table:table-cell>
          <table:table-cell table:number-columns-repeated="1018"/>
        </table:table-row>
        <table:table-row table:style-name="ro18">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NIMA-PIMA practice.</text:p>
          </table:table-cell>
          <table:table-cell table:style-name="ce7" office:value-type="string" calcext:value-type="string">
            <text:p>Explain and perform the key administrative processes and procedures involved in a NIMA-PIMA practice.</text:p>
          </table:table-cell>
          <table:table-cell table:number-columns-repeated="1018"/>
        </table:table-row>
        <table:table-row table:style-name="ro18">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NIMA-PIMA practice.</text:p>
          </table:table-cell>
          <table:table-cell table:style-name="ce7" office:value-type="string" calcext:value-type="string">
            <text:p>Identify and use the key legal terminology and standard forms and precedents involved in a NIMA-PIMA practice.</text:p>
          </table:table-cell>
          <table:table-cell table:number-columns-repeated="1018"/>
        </table:table-row>
        <table:table-row table:style-name="ro18">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conveyancing law practice.</text:p>
          </table:table-cell>
          <table:table-cell table:style-name="ce7" office:value-type="string" calcext:value-type="string">
            <text:p>Explain and perform the key administrative processes and procedures involved in a conveyancing law practice.</text:p>
          </table:table-cell>
          <table:table-cell table:number-columns-repeated="1018"/>
        </table:table-row>
        <table:table-row table:style-name="ro18">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conveyancing law practice.</text:p>
          </table:table-cell>
          <table:table-cell table:style-name="ce7" office:value-type="string" calcext:value-type="string">
            <text:p>Identify and use the key legal terminology and standard forms and precedents involved in a conveyancing law practice.</text:p>
          </table:table-cell>
          <table:table-cell table:number-columns-repeated="1018"/>
        </table:table-row>
        <table:table-row table:style-name="ro19">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I can perform receptionist duties</text:p>
          </table:table-cell>
          <table:table-cell table:style-name="ce7"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5">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I can perform word-processing duties.</text:p>
          </table:table-cell>
          <table:table-cell table:style-name="ce7"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I can coordinate routine office maintenance and procurement duties.</text:p>
          </table:table-cell>
          <table:table-cell table:style-name="ce7"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proofread printed and digital documents.</text:p>
          </table:table-cell>
          <table:table-cell table:style-name="ce7"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2">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communicate appropriately and effectively.</text:p>
          </table:table-cell>
          <table:table-cell table:style-name="ce10"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2">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use the English language correctly.</text:p>
          </table:table-cell>
          <table:table-cell table:style-name="ce10"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20">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use legal terminology correctly.</text:p>
          </table:table-cell>
          <table:table-cell table:style-name="ce7"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2">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take instructions and seek clarification to complete tasks.</text:p>
          </table:table-cell>
          <table:table-cell table:style-name="ce7"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3">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I can operate common workplace technologies. </text:p>
          </table:table-cell>
          <table:table-cell table:style-name="ce7"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3">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I can comply with data management best practices.</text:p>
          </table:table-cell>
          <table:table-cell table:style-name="ce7"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7">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I can use common legal portals for administrative tasks.</text:p>
          </table:table-cell>
          <table:table-cell table:style-name="ce10"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3">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7" office:value-type="string" calcext:value-type="string">
            <text:p>I can use sources of information to understand work and workplace.</text:p>
          </table:table-cell>
          <table:table-cell table:style-name="ce10"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comply with legal industry protocols and norms.</text:p>
          </table:table-cell>
          <table:table-cell table:style-name="ce7"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2">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act with professionalism.</text:p>
          </table:table-cell>
          <table:table-cell table:style-name="ce7"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comply with duties of confidentiality. </text:p>
          </table:table-cell>
          <table:table-cell table:style-name="ce7"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appreciate work within Singapore legal landscape. </text:p>
          </table:table-cell>
          <table:table-cell table:style-name="ce7"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3">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comply with professional ethical requirements.</text:p>
          </table:table-cell>
          <table:table-cell table:style-name="ce7"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2">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work within set boundaries.</text:p>
          </table:table-cell>
          <table:table-cell table:style-name="ce7"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2">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comply with grievance and disciplinary policies.</text:p>
          </table:table-cell>
          <table:table-cell table:style-name="ce7"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3">
          <table:table-cell office:value-type="float" office:value="104" calcext:value-type="float">
            <text:p>104</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strategise using expert legal analysis and problem-solving in highly complex situations.</text:p>
          </table:table-cell>
          <table:table-cell table:style-name="ce10" office:value-type="string" calcext:value-type="string">
            <text:p><text:span text:style-name="T3">Strategise using expert legal analysis and problem-solving in highly complex situations.</text:span></text:p>
            <text:p><text:span text:style-name="T4">Apply expert legal analysis and critical problem-solving skills in strategising highly complex matters affecting the business and evaluating possible outcomes, including long-term impact on business strategies and objectives and shareholder value and recommending appropriate actions required. </text:span></text:p>
          </table:table-cell>
          <table:table-cell table:number-columns-repeated="1018"/>
        </table:table-row>
        <table:table-row table:style-name="ro19">
          <table:table-cell office:value-type="float" office:value="105" calcext:value-type="float">
            <text:p>105</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I can undertake the company secretary function in the organisation.</text:p>
          </table:table-cell>
          <table:table-cell table:style-name="ce10" office:value-type="string" calcext:value-type="string">
            <text:p><text:span text:style-name="T3">Undertake the company secretary function in the organisation.</text:span></text:p>
            <text:p><text:span text:style-name="T4">Serve as a trusted corporate advisor and strategist to the Board of Directors and the organisation's key committees and assist in the implementation of corporate strategies by ensuring their decisions are effectively implemented and communicated; and undertake other company secretary functions, including maintaining the organisation's statutory registers and records, arranging for shareholder and director meetings and communicating adequately with shareholders.</text:span></text:p>
          </table:table-cell>
          <table:table-cell table:number-columns-repeated="1018"/>
        </table:table-row>
        <table:table-row table:style-name="ro17">
          <table:table-cell office:value-type="float" office:value="106" calcext:value-type="float">
            <text:p>10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manage the legal administration of the organisation.</text:p>
          </table:table-cell>
          <table:table-cell table:style-name="ce10" office:value-type="string" calcext:value-type="string">
            <text:p><text:span text:style-name="T8">Manage the legal administration of the organisation.</text:span></text:p>
            <text:p>Manage and oversee the legal administration of the business, including keeping updated on relevant developments and changes in statutory and regulatory obligations, ensuring that the organisation complies with all statutory and regulatory requirements, protecting the interest of the business and ensuring good corporate governance is practiced.</text:p>
          </table:table-cell>
          <table:table-cell table:number-columns-repeated="1018"/>
        </table:table-row>
        <table:table-row table:style-name="ro13">
          <table:table-cell office:value-type="float" office:value="107" calcext:value-type="float">
            <text:p>107</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I can serve as a member of the Board of Directors in the organisation.</text:p>
          </table:table-cell>
          <table:table-cell table:style-name="ce13" office:value-type="string" calcext:value-type="string">
            <text:p><text:span text:style-name="T1">Serve as a member of the Board of Directors in the organisation.</text:span></text:p>
            <text:p><text:span text:style-name="T2">Undertake responsibilities as a member of the Board of Directors within the organisation and provide valuable legal advice and insights in strategic decision making and risk management for the business, including protecting both shareholder and stakeholder interests, navigating complex and fast changing laws and regulations, litigation, public policy, political and media matters, both locally and globally.</text:span></text:p>
          </table:table-cell>
          <table:table-cell table:number-columns-repeated="1018"/>
        </table:table-row>
        <table:table-row table:style-name="ro21">
          <table:table-cell office:value-type="float" office:value="108" calcext:value-type="float">
            <text:p>108</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serve on external committees and advisory panels.</text:p>
          </table:table-cell>
          <table:table-cell table:style-name="ce14" office:value-type="string" calcext:value-type="string">
            <text:p>Serve on external committees and advisory panels.</text:p>
            <text:p><text:span text:style-name="T4">Participate as a member of external committees and advisory panels, including committees and advisory panels of the Singapore Exchange, Singapore Law Society, Singapore Academy of Law, National University of Singapore, etc., to provide strategic guidance and legal and business expertise to the organisations, as well as to influence the direction of legal and business industries, including identifying issues for review, evaluating and processing information and recommending courses of action.</text:span></text:p>
          </table:table-cell>
          <table:table-cell table:number-columns-repeated="1018"/>
        </table:table-row>
        <table:table-row table:style-name="ro15">
          <table:table-cell office:value-type="float" office:value="109" calcext:value-type="float">
            <text:p>109</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I can provide expert industry specific legal and business advice.</text:p>
          </table:table-cell>
          <table:table-cell table:style-name="ce10" office:value-type="string" calcext:value-type="string">
            <text:p><text:span text:style-name="T3">Provide expert industry specific legal and business advice.</text:span></text:p>
            <text:p><text:span text:style-name="T4">Dispense expert legal advice and strategic business direction to the organisation and management, including identifying, preventing and managing organisational risks and shaping strategic corporate objectives, by applying a profound understanding of specific industry and sector knowledge locally and in other jurisdictions.</text:span></text:p>
          </table:table-cell>
          <table:table-cell table:number-columns-repeated="1018"/>
        </table:table-row>
        <table:table-row table:style-name="ro3">
          <table:table-cell office:value-type="float" office:value="110" calcext:value-type="float">
            <text:p>110</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promote technology advancement in the organisation.</text:p>
          </table:table-cell>
          <table:table-cell table:style-name="ce10" office:value-type="string" calcext:value-type="string">
            <text:p><text:span text:style-name="T3">Promote technology advancement in the organisation.</text:span></text:p>
            <text:p><text:span text:style-name="T4">Keep informed of new developments in technology and promote the development and implementation of suitable systems for use by the business, including data mining, artificial intelligence, etc.; and actively participate in the development and implementation processes.</text:span></text:p>
          </table:table-cell>
          <table:table-cell table:number-columns-repeated="1018"/>
        </table:table-row>
        <table:table-row table:style-name="ro3">
          <table:table-cell office:value-type="float" office:value="111" calcext:value-type="float">
            <text:p>111</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utilise automated tools relevant to legal services environments.</text:p>
          </table:table-cell>
          <table:table-cell table:style-name="ce10" office:value-type="string" calcext:value-type="string">
            <text:p><text:span text:style-name="T3">Utilise automated tools relevant to legal services environments.</text:span></text:p>
            <text:p><text:span text:style-name="T4">Use relevant technology software tools and systems, including generating e-billing payments, etc., to better monitor, analyse and improve the organisation's budgetary performance.</text:span></text:p>
          </table:table-cell>
          <table:table-cell table:number-columns-repeated="1018"/>
        </table:table-row>
        <table:table-row table:style-name="ro3">
          <table:table-cell office:value-type="float" office:value="112" calcext:value-type="float">
            <text:p>112</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speak at conferences and seminars.</text:p>
          </table:table-cell>
          <table:table-cell table:style-name="ce10" office:value-type="string" calcext:value-type="string">
            <text:p><text:span text:style-name="T3">Speak at conferences and seminars.</text:span></text:p>
            <text:p><text:span text:style-name="T4">Participate as a speaker or panellist in public conferences and seminars to provide own insights and experiences, including sharing best practices, challenges faced, etc., and using the opportunity as a networking platform with other legal professionals.</text:span></text:p>
          </table:table-cell>
          <table:table-cell table:number-columns-repeated="1018"/>
        </table:table-row>
        <table:table-row table:style-name="ro2">
          <table:table-cell office:value-type="float" office:value="113" calcext:value-type="float">
            <text:p>113</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maintain a team's adaptability to change.</text:p>
          </table:table-cell>
          <table:table-cell table:style-name="ce10" office:value-type="string" calcext:value-type="string">
            <text:p><text:span text:style-name="T3">Maintain team's adaptability to change.</text:span></text:p>
            <text:p><text:span text:style-name="T4">Manage the team's adaptability to changes in the nature, timelines and priority of tasks and adopt stress management techniques to deal with things not going to plan.</text:span></text:p>
          </table:table-cell>
          <table:table-cell table:number-columns-repeated="1018"/>
        </table:table-row>
        <table:table-row table:style-name="ro3">
          <table:table-cell office:value-type="float" office:value="114" calcext:value-type="float">
            <text:p>114</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provide feedback and review performance.</text:p>
          </table:table-cell>
          <table:table-cell table:style-name="ce10" office:value-type="string" calcext:value-type="string">
            <text:p><text:span text:style-name="T3">Provide feedback and review performance.</text:span></text:p>
            <text:p><text:span text:style-name="T4">Give regular constructive feedback on performance to individuals you have supervisory responsibility over, including communicating, reviewing and evaluating work performance standards.</text:span></text:p>
          </table:table-cell>
          <table:table-cell table:number-columns-repeated="1018"/>
        </table:table-row>
        <table:table-row table:style-name="ro15">
          <table:table-cell office:value-type="float" office:value="115" calcext:value-type="float">
            <text:p>11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provide key strategies for the organisation.</text:p>
          </table:table-cell>
          <table:table-cell table:style-name="ce10" office:value-type="string" calcext:value-type="string">
            <text:p><text:span text:style-name="T3">Provide key strategies for the organisation.</text:span></text:p>
            <text:p><text:span text:style-name="T4">Strategise as a core member of management on various approaches to complex business and legal matters and make key decisions, including recommending viable solutions and appropriate actions required, by using legal expertise and demonstrating a profound understanding of the organisation's objectives and risks. </text:span></text:p>
          </table:table-cell>
          <table:table-cell table:number-columns-repeated="1018"/>
        </table:table-row>
        <table:table-row table:style-name="ro3">
          <table:table-cell office:value-type="float" office:value="116" calcext:value-type="float">
            <text:p>116</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nage resource planning for the legal department.</text:p>
          </table:table-cell>
          <table:table-cell table:style-name="ce10" office:value-type="string" calcext:value-type="string">
            <text:p><text:span text:style-name="T3">Manage resource planning for the legal department.</text:span></text:p>
            <text:p><text:span text:style-name="T4">Develop and grow the legal department, including recruiting and retaining talent, to achieve an optimum team which can provide timely and consistently high standards of legal assistance and advice to internal clients.</text:span></text:p>
          </table:table-cell>
          <table:table-cell table:number-columns-repeated="1018"/>
        </table:table-row>
        <table:table-row table:style-name="ro3">
          <table:table-cell office:value-type="float" office:value="117" calcext:value-type="float">
            <text:p>117</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prepare budgets for the legal department and business operations.</text:p>
          </table:table-cell>
          <table:table-cell table:style-name="ce10" office:value-type="string" calcext:value-type="string">
            <text:p><text:span text:style-name="T3">Prepare budget for the legal department and business operations.</text:span></text:p>
            <text:p><text:span text:style-name="T4">Determine resources needed for the ongoing operation of the legal department and business, including goods, services and manpower needs, in accordance with instructions from management and budgetary limitations and financial approvals.</text:span></text:p>
          </table:table-cell>
          <table:table-cell table:number-columns-repeated="1018"/>
        </table:table-row>
        <table:table-row table:style-name="ro3">
          <table:table-cell office:value-type="float" office:value="118" calcext:value-type="float">
            <text:p>11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monstrate learning agility.</text:p>
          </table:table-cell>
          <table:table-cell table:style-name="ce10" office:value-type="string" calcext:value-type="string">
            <text:p><text:span text:style-name="T3">Demonstrate learning agility.</text:span></text:p>
            <text:p><text:span text:style-name="T4">Develop learning agility by seeking out new challenges in different areas of the business, for improved collaborative outcomes and broad based thinking and achieving a deep understanding of the business environments.</text:span></text:p>
          </table:table-cell>
          <table:table-cell table:number-columns-repeated="1018"/>
        </table:table-row>
        <table:table-row table:style-name="ro13">
          <table:table-cell office:value-type="float" office:value="119" calcext:value-type="float">
            <text:p>11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advise on risk management and compliance issues.</text:p>
          </table:table-cell>
          <table:table-cell table:style-name="ce10" office:value-type="string" calcext:value-type="string">
            <text:p><text:span text:style-name="T3">Advise on risk management and compliance issues.</text:span></text:p>
            <text:p><text:span text:style-name="T4">Advise the organisation and management on a broad range of regulatory and compliance matters, including complying with the statutory requirements in the Singapore Companies Act and regulatory and legal requirements in relation to money laundering, anti-bribery and corruption and operating in higher risk jurisdictions; identify areas of risk and make suggestions for required actions or improvement.</text:span></text:p>
          </table:table-cell>
          <table:table-cell table:number-columns-repeated="1018"/>
        </table:table-row>
        <table:table-row table:style-name="ro3">
          <table:table-cell office:value-type="float" office:value="120" calcext:value-type="float">
            <text:p>12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provide leadership to other teams.</text:p>
          </table:table-cell>
          <table:table-cell table:style-name="ce13" office:value-type="string" calcext:value-type="string">
            <text:p><text:span text:style-name="T1">Provide leadership to other teams.</text:span></text:p>
            <text:p><text:span text:style-name="T2">Foster work relationships and provide leadership to teams outside the legal department to create competent and cohesive teams within the organisation, including motivating, exerting influence and establishing trust amongst other team members.</text:span></text:p>
          </table:table-cell>
          <table:table-cell table:number-columns-repeated="1018"/>
        </table:table-row>
        <table:table-row table:style-name="ro15">
          <table:table-cell office:value-type="float" office:value="121" calcext:value-type="float">
            <text:p>12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the organisation and business's future.</text:p>
          </table:table-cell>
          <table:table-cell table:style-name="ce15" office:value-type="string" calcext:value-type="string">
            <text:p><text:span text:style-name="T3">Develop the organisation and business's future.</text:span></text:p>
            <text:p><text:span text:style-name="T4">Apply critical thinking and strategic planning to assist management in the development and implementation of a road map for the organisation and business, including a high level overview of the organisation and business's goals and deliverables presented on a timeline; and ensuring its objectives are met.</text:span></text:p>
          </table:table-cell>
          <table:table-cell table:number-columns-repeated="1018"/>
        </table:table-row>
        <table:table-row table:style-name="ro3">
          <table:table-cell office:value-type="float" office:value="122" calcext:value-type="float">
            <text:p>12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select panel of external counsel.</text:p>
          </table:table-cell>
          <table:table-cell table:style-name="ce15" office:value-type="string" calcext:value-type="string">
            <text:p><text:span text:style-name="T3">Select panel of external counsel.</text:span></text:p>
            <text:p><text:span text:style-name="T4">Apply depth of professional experience and previous working relationships in selecting a panel of external counsel for the organisation's business needs, having regard to instructions from management and budgetary limitations and financial approvals.</text:span></text:p>
          </table:table-cell>
          <table:table-cell table:number-columns-repeated="1018"/>
        </table:table-row>
        <table:table-row table:style-name="ro15">
          <table:table-cell office:value-type="float" office:value="123" calcext:value-type="float">
            <text:p>12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nage crisis situations.</text:p>
          </table:table-cell>
          <table:table-cell table:style-name="ce15" office:value-type="string" calcext:value-type="string">
            <text:p><text:span text:style-name="T3">Manage crisis situations.</text:span></text:p>
            <text:p><text:span text:style-name="T4">Demonstrate calm temperament, clear thinking and leadership in managing sudden emergency and unexpected situations; and apply agile and strategic deliberation to evaluate possible solutions and arrive at the best outcome having regard to the specific circumstances.</text:span></text:p>
          </table:table-cell>
          <table:table-cell table:number-columns-repeated="1018"/>
        </table:table-row>
        <table:table-row table:style-name="ro18">
          <table:table-cell office:value-type="float" office:value="124" calcext:value-type="float">
            <text:p>124</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function as ethical conscience of the business.</text:p>
          </table:table-cell>
          <table:table-cell table:style-name="ce13" office:value-type="string" calcext:value-type="string">
            <text:p><text:span text:style-name="T8">Function as ethical conscience of the business.</text:span></text:p>
            <text:p>Advocate an environment of integrity and build a workplace culture that embraces core values and an uncompromising implementation of legal and business ethical principles and educate management, internal clients and employees on the consequences of ethical breaches.</text:p>
          </table:table-cell>
          <table:table-cell table:number-columns-repeated="1018"/>
        </table:table-row>
        <table:table-row table:style-name="ro3">
          <table:table-cell office:value-type="float" office:value="125" calcext:value-type="float">
            <text:p>125</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manage complex ethical and compliance issues.</text:p>
          </table:table-cell>
          <table:table-cell table:style-name="ce10" office:value-type="string" calcext:value-type="string">
            <text:p><text:span text:style-name="T3">Manage complex ethical and compliance issues.</text:span></text:p>
            <text:p><text:span text:style-name="T4">Provide the organisation and management with viable solutions and recommend appropriate actions required to overcome or improve complex ethical and compliance issues and challenges faced by the business.</text:span></text:p>
          </table:table-cell>
          <table:table-cell table:number-columns-repeated="1018"/>
        </table:table-row>
        <table:table-row table:style-name="ro3">
          <table:table-cell office:value-type="float" office:value="126" calcext:value-type="float">
            <text:p>12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negotiate and draft complex legal contracts in specialist areas of law.</text:p>
          </table:table-cell>
          <table:table-cell table:style-name="ce10" office:value-type="string" calcext:value-type="string">
            <text:p><text:span text:style-name="T5">Negotiate and draft complex legal contracts in specialist areas of law</text:span><text:span text:style-name="T6">.</text:span></text:p>
            <text:p><text:span text:style-name="T4">Apply advanced specialist legal knowledge to undertake negotiation and drafting of complex legal documents and non-standard agreements, and joint venture and mergers and acquisitions agreements.</text:span></text:p>
          </table:table-cell>
          <table:table-cell table:number-columns-repeated="1018"/>
        </table:table-row>
        <table:table-row table:style-name="ro3">
          <table:table-cell office:value-type="float" office:value="127" calcext:value-type="float">
            <text:p>127</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demonstrate advanced knowledge in specialist areas of law.</text:p>
          </table:table-cell>
          <table:table-cell table:style-name="ce10" office:value-type="string" calcext:value-type="string">
            <text:p><text:span text:style-name="T3">Demonstrate advanced knowledge in specialist areas of law.</text:span></text:p>
            <text:p><text:span text:style-name="T4">Exhibit mastery in specialist areas of law by managing and advising on sophisticated and global legal transactions and project management, including capital markets transactions, cross border transactions, tax planning schemes and international litigation, etc.</text:span></text:p>
          </table:table-cell>
          <table:table-cell table:number-columns-repeated="1018"/>
        </table:table-row>
        <table:table-row table:style-name="ro13">
          <table:table-cell office:value-type="float" office:value="128" calcext:value-type="float">
            <text:p>128</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develop, implement and maintain knowledge and information management processes.</text:p>
          </table:table-cell>
          <table:table-cell table:style-name="ce10" office:value-type="string" calcext:value-type="string">
            <text:p><text:span text:style-name="T3">Develop, implement and maintain knowledge and information management processes.</text:span></text:p>
            <text:p><text:span text:style-name="T4">Organise and maintain the creation, acquisition, sharing and reuse of workplace knowledge and information in the form of knowledge management and information management policies and processes in moderate complexity and scale to support the needs of the business.</text:span></text:p>
          </table:table-cell>
          <table:table-cell table:number-columns-repeated="1018"/>
        </table:table-row>
        <table:table-row table:style-name="ro2">
          <table:table-cell office:value-type="float" office:value="129" calcext:value-type="float">
            <text:p>129</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manage team to deal with multiple work demands.</text:p>
          </table:table-cell>
          <table:table-cell table:style-name="ce10" office:value-type="string" calcext:value-type="string">
            <text:p><text:span text:style-name="T3">Manage team to deal with multiple work demands.</text:span></text:p>
            <text:p><text:span text:style-name="T4">Supervise, delegate and monitor work effectively and provide guidance and support to team members to ensure high standards and timely completion of work.</text:span></text:p>
          </table:table-cell>
          <table:table-cell table:number-columns-repeated="1018"/>
        </table:table-row>
        <table:table-row table:style-name="ro3">
          <table:table-cell office:value-type="float" office:value="130" calcext:value-type="float">
            <text:p>130</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provide mentorship.</text:p>
          </table:table-cell>
          <table:table-cell table:style-name="ce13" office:value-type="string" calcext:value-type="string">
            <text:p><text:span text:style-name="T1">Provide mentorship</text:span><text:span text:style-name="T7">.</text:span></text:p>
            <text:p><text:span text:style-name="T2">Act as a mentor to team members, including guiding them in best practices and core values and sharing knowledge and life experiences, in order to advance and meet their career goals and objectives and to develop their personal growth.</text:span></text:p>
          </table:table-cell>
          <table:table-cell table:number-columns-repeated="1018"/>
        </table:table-row>
        <table:table-row table:style-name="ro3">
          <table:table-cell office:value-type="float" office:value="131" calcext:value-type="float">
            <text:p>131</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facilitate teamwork.</text:p>
          </table:table-cell>
          <table:table-cell table:style-name="ce10" office:value-type="string" calcext:value-type="string">
            <text:p><text:span text:style-name="T3">Facilitate teamwork.</text:span></text:p>
            <text:p><text:span text:style-name="T4">Appreciate and demonstrate team leadership, followership and team effectiveness to promote a sense of achievement, equity and camaraderie amongst team members for a more motivated workplace environment.</text:span></text:p>
          </table:table-cell>
          <table:table-cell table:number-columns-repeated="1018"/>
        </table:table-row>
        <table:table-row table:style-name="ro3">
          <table:table-cell office:value-type="float" office:value="132" calcext:value-type="float">
            <text:p>132</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foster and motivate effective and engaged departments in the organisation.</text:p>
          </table:table-cell>
          <table:table-cell table:style-name="ce10" office:value-type="string" calcext:value-type="string">
            <text:p><text:span text:style-name="T3">Foster and motivate effective and engaged departments in the organisation.</text:span></text:p>
            <text:p><text:span text:style-name="T4">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133" calcext:value-type="float">
            <text:p>133</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perform conflict management and negotiation in the workplace.</text:p>
          </table:table-cell>
          <table:table-cell table:style-name="ce7" office:value-type="string" calcext:value-type="string">
            <text:p><text:span text:style-name="T1">Perform conflict management and negotiation in the workplace.</text:span></text:p>
            <text:p><text:span text:style-name="T2">Apply appropriate conflict management strategies and negotiation skills to address complaints and grievances, resolve conflicts and settle disputes arising in the workplace and in work-related contexts.</text:span></text:p>
          </table:table-cell>
          <table:table-cell table:number-columns-repeated="1018"/>
        </table:table-row>
        <table:table-row table:style-name="ro15">
          <table:table-cell office:value-type="float" office:value="134" calcext:value-type="float">
            <text:p>134</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provide training on legal developments affecting the business.</text:p>
          </table:table-cell>
          <table:table-cell table:style-name="ce10" office:value-type="string" calcext:value-type="string">
            <text:p><text:span text:style-name="T3">Provide training on legal developments affecting the business.</text:span></text:p>
            <text:p><text:span text:style-name="T4">Keep informed and update the organisation, management and internal clients on significant legal developments and updates affecting the business, including changes to the Singapore Companies Act affecting directors, auditors etc. and the Personal Data Protection Act, through training and sharing sessions. </text:span></text:p>
          </table:table-cell>
          <table:table-cell table:number-columns-repeated="1018"/>
        </table:table-row>
        <table:table-row table:style-name="ro15">
          <table:table-cell office:value-type="float" office:value="135" calcext:value-type="float">
            <text:p>135</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demonstrate inter-cultural awareness and sensitivity.</text:p>
          </table:table-cell>
          <table:table-cell table:style-name="ce10" office:value-type="string" calcext:value-type="string">
            <text:p><text:span text:style-name="T3">Demonstrate inter-cultural awareness and sensitivity.</text:span></text:p>
            <text:p><text:span text:style-name="T4">Perceive cultural diversity and differences, including beliefs, values, attitudes and customs and apply cultural awareness and sensitivity for effective interaction with people across different countries, backgrounds and cultures for enhanced communication, productivity and unity in the workplace and business environments locally and globally.</text:span></text:p>
          </table:table-cell>
          <table:table-cell table:number-columns-repeated="1018"/>
        </table:table-row>
        <table:table-row table:style-name="ro15">
          <table:table-cell office:value-type="float" office:value="136" calcext:value-type="float">
            <text:p>136</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deliver and maintain service excellence.</text:p>
          </table:table-cell>
          <table:table-cell table:style-name="ce10" office:value-type="string" calcext:value-type="string">
            <text:p><text:span text:style-name="T3">Deliver and maintain service excellence.</text:span></text:p>
            <text:p><text:span text:style-name="T4">Devise and implement continuous improvement review processes for internal client care standards, including client needs assessment; and undertake periodic evaluations of the team's performance, including evaluating client satisfaction and address areas for improvement.</text:span></text:p>
          </table:table-cell>
          <table:table-cell table:number-columns-repeated="1018"/>
        </table:table-row>
        <table:table-row table:style-name="ro15">
          <table:table-cell office:value-type="float" office:value="137" calcext:value-type="float">
            <text:p>137</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identify learning needs for others.</text:p>
          </table:table-cell>
          <table:table-cell table:style-name="ce10" office:value-type="string" calcext:value-type="string">
            <text:p><text:span text:style-name="T3">Identify learning needs for others.</text:span></text:p>
            <text:p><text:span text:style-name="T4">Identify areas of legal knowledge and technical skills deficiencies and gaps in the team, including lack of understanding in specialist areas of law, commercial basics of the business and using plain English and correct grammar, etc.; and propose training or mentoring options in order to address those inadequacies.</text:span></text:p>
          </table:table-cell>
          <table:table-cell table:number-columns-repeated="1018"/>
        </table:table-row>
        <table:table-row table:style-name="ro15">
          <table:table-cell office:value-type="float" office:value="138" calcext:value-type="float">
            <text:p>138</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use feedback and reflection for improving workplace productivity. </text:p>
          </table:table-cell>
          <table:table-cell table:style-name="ce10" office:value-type="string" calcext:value-type="string">
            <text:p><text:span text:style-name="T3">Use feedback and reflection for improving workplace productivity. </text:span></text:p>
            <text:p><text:span text:style-name="T4">Plan and conduct regular dialogues with the team, general counsel and management on the progress of actual and pending work, expected delays or unexpected developments, options for delegation to improve productivity and timelines; and propose solutions to any problems presented.</text:span></text:p>
          </table:table-cell>
          <table:table-cell table:number-columns-repeated="1018"/>
        </table:table-row>
        <table:table-row table:style-name="ro22">
          <table:table-cell office:value-type="float" office:value="139" calcext:value-type="float">
            <text:p>13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synthesise legal knowledge with business objectives.</text:p>
          </table:table-cell>
          <table:table-cell table:style-name="ce16" office:value-type="string" calcext:value-type="string">
            <text:p>Synthesise legal knowledge with business objectives.</text:p>
            <text:p><text:span text:style-name="T2">Apply specialist legal knowledge and skills with deep understanding of the organisation's objectives, culture, risk tolerance and processes in strategic planning and decision making.</text:span></text:p>
          </table:table-cell>
          <table:table-cell table:number-columns-repeated="1018"/>
        </table:table-row>
        <table:table-row table:style-name="ro3">
          <table:table-cell office:value-type="float" office:value="140" calcext:value-type="float">
            <text:p>14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undertake resource planning for the legal department.</text:p>
          </table:table-cell>
          <table:table-cell table:style-name="ce10" office:value-type="string" calcext:value-type="string">
            <text:p><text:span text:style-name="T3">Undertake resource planning for the legal department.</text:span></text:p>
            <text:p><text:span text:style-name="T4">Assist the general counsel in developing and growing the legal department, including participating in interviews and providing feedback on suitable candidates and whether they will be a good fit for the team.</text:span></text:p>
          </table:table-cell>
          <table:table-cell table:number-columns-repeated="1018"/>
        </table:table-row>
        <table:table-row table:style-name="ro2">
          <table:table-cell office:value-type="float" office:value="141" calcext:value-type="float">
            <text:p>14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undertake budget preparation for the legal department operations.</text:p>
          </table:table-cell>
          <table:table-cell table:style-name="ce10" office:value-type="string" calcext:value-type="string">
            <text:p><text:span text:style-name="T3">Undertake budget preparation for the legal department operations.</text:span></text:p>
            <text:p><text:span text:style-name="T4">Assist the general counsel in determining resources needed for the ongoing operation of the legal department, including goods, services and manpower needs.</text:span></text:p>
          </table:table-cell>
          <table:table-cell table:number-columns-repeated="1018"/>
        </table:table-row>
        <table:table-row table:style-name="ro3">
          <table:table-cell office:value-type="float" office:value="142" calcext:value-type="float">
            <text:p>14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and implement risk management and compliance processes and systems.</text:p>
          </table:table-cell>
          <table:table-cell table:style-name="ce10" office:value-type="string" calcext:value-type="string">
            <text:p><text:span text:style-name="T3">Develop and implement risk management and compliance processes and systems.</text:span></text:p>
            <text:p><text:span text:style-name="T4">Develop strategies and processes to avoid costly litigation and reduce areas of risk for the organisation and keep informed of industry specific regulations and ensure that appropriate risk management systems are in place.</text:span></text:p>
          </table:table-cell>
          <table:table-cell table:number-columns-repeated="1018"/>
        </table:table-row>
        <table:table-row table:style-name="ro3">
          <table:table-cell office:value-type="float" office:value="143" calcext:value-type="float">
            <text:p>14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and implement business policies.</text:p>
          </table:table-cell>
          <table:table-cell table:style-name="ce15" office:value-type="string" calcext:value-type="string">
            <text:p><text:span text:style-name="T3">Develop and implement business policies.</text:span></text:p>
            <text:p><text:span text:style-name="T4">Develop, structure and implement business policies for the organisation and advise management and internal clients on the organisation's duty to comply with industry specific regulations, including corporate governance and business and legal ethics issues.</text:span></text:p>
          </table:table-cell>
          <table:table-cell table:number-columns-repeated="1018"/>
        </table:table-row>
        <table:table-row table:style-name="ro3">
          <table:table-cell office:value-type="float" office:value="144" calcext:value-type="float">
            <text:p>144</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and implement a data protection framework.</text:p>
          </table:table-cell>
          <table:table-cell table:style-name="ce15" office:value-type="string" calcext:value-type="string">
            <text:p><text:span text:style-name="T3">Develop and implement a data protection framework.</text:span></text:p>
            <text:p><text:span text:style-name="T4">Structure and implement data protection and confidential information management protocols and processes as part of information security workflows, including developing guidelines and best practices on collecting, using and disclosing personal data in the workplace.</text:span></text:p>
          </table:table-cell>
          <table:table-cell table:number-columns-repeated="1018"/>
        </table:table-row>
        <table:table-row table:style-name="ro13">
          <table:table-cell office:value-type="float" office:value="145" calcext:value-type="float">
            <text:p>14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and implement project management processes and systems.</text:p>
          </table:table-cell>
          <table:table-cell table:style-name="ce10" office:value-type="string" calcext:value-type="string">
            <text:p><text:span text:style-name="T3">Develop and implement project management processes and systems.</text:span></text:p>
            <text:p><text:span text:style-name="T4">Apply project management concepts to review and improve the management of workflow having regard to issues of scope, cost, time, quality, documentation, administration and risk management; and develop and implement project management systems and processes to ensure consistently high standards of client service and work product, delivered efficiently and cost-effectively. </text:span></text:p>
          </table:table-cell>
          <table:table-cell table:number-columns-repeated="1018"/>
        </table:table-row>
        <table:table-row table:style-name="ro3">
          <table:table-cell office:value-type="float" office:value="146" calcext:value-type="float">
            <text:p>146</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undertake business process re-engineering.</text:p>
          </table:table-cell>
          <table:table-cell table:style-name="ce10" office:value-type="string" calcext:value-type="string">
            <text:p><text:span text:style-name="T3">Undertake business process re-engineering.</text:span></text:p>
            <text:p><text:span text:style-name="T4">Analyse current operations within the legal department and re-design key processes to improve their effectiveness having regard to changes in strategic plans, macroeconomic circumstances, disruptive technologies, etc. </text:span></text:p>
          </table:table-cell>
          <table:table-cell table:number-columns-repeated="1018"/>
        </table:table-row>
        <table:table-row table:style-name="ro23">
          <table:table-cell office:value-type="float" office:value="147" calcext:value-type="float">
            <text:p>147</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identify key emerging trends affecting the legal services industry and the business. <text:s text:c="3"/></text:p>
          </table:table-cell>
          <table:table-cell table:style-name="ce11" office:value-type="string" calcext:value-type="string">
            <text:p>Identify key emerging trends affecting the legal services industry and the business.    </text:p>
            <text:p><text:span text:style-name="T4">Perform market research and environmental scans to identify key emerging trends affecting the legal services industry and the business; and advise management and internal clients on the impact they have on business operations.</text:span></text:p>
          </table:table-cell>
          <table:table-cell table:number-columns-repeated="1018"/>
        </table:table-row>
        <table:table-row table:style-name="ro24">
          <table:table-cell office:value-type="float" office:value="148" calcext:value-type="float">
            <text:p>14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identify and develop business opportunities for the legal department. <text:s text:c="3"/></text:p>
          </table:table-cell>
          <table:table-cell table:style-name="ce11" office:value-type="string" calcext:value-type="string">
            <text:p>Identify and develop business opportunities for the legal department.    </text:p>
            <text:p><text:span text:style-name="T4">Promote value-adding services of the legal department to management, internal clients and external stakeholders by establishing and managing brand identity and corporate communications of the legal department using a variety of media platforms, including social media.</text:span></text:p>
          </table:table-cell>
          <table:table-cell table:number-columns-repeated="1018"/>
        </table:table-row>
        <table:table-row table:style-name="ro3">
          <table:table-cell office:value-type="float" office:value="149" calcext:value-type="float">
            <text:p>149</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facilitate compliance with regulatory obligations. </text:p>
          </table:table-cell>
          <table:table-cell table:style-name="ce10" office:value-type="string" calcext:value-type="string">
            <text:p><text:span text:style-name="T3">Facilitate compliance with regulatory obligations. </text:span></text:p>
            <text:p><text:span text:style-name="T4">Monitor and communicate to management and internal clients, changes in internal procedures and relevant compliance and regulatory obligations based on developments in external environment.</text:span></text:p>
          </table:table-cell>
          <table:table-cell table:number-columns-repeated="1018"/>
        </table:table-row>
        <table:table-row table:style-name="ro23">
          <table:table-cell office:value-type="float" office:value="150" calcext:value-type="float">
            <text:p>150</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appreciate internal client relationships.</text:p>
          </table:table-cell>
          <table:table-cell table:style-name="ce14" office:value-type="string" calcext:value-type="string">
            <text:p>Appreciate internal client relationships.</text:p>
            <text:p><text:span text:style-name="T4">Demonstrate a sound understanding of who are your internal clients, including subsidiaries, affiliates, joint ventures, LLCs, etc., to avoid conflicts of interest issues when managing legal transactions and projects.</text:span></text:p>
          </table:table-cell>
          <table:table-cell table:number-columns-repeated="1018"/>
        </table:table-row>
        <table:table-row table:style-name="ro23">
          <table:table-cell office:value-type="float" office:value="151" calcext:value-type="float">
            <text:p>151</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undertake pro bono work.</text:p>
          </table:table-cell>
          <table:table-cell table:style-name="ce16" office:value-type="string" calcext:value-type="string">
            <text:p>Undertake pro bono work.</text:p>
            <text:p><text:span text:style-name="T2">Promote and demonstrate a commitment to community service by undertaking or facilitating pro bono work, including volunteering in community legal clinics, criminal legal aid scheme cases, etc.</text:span></text:p>
          </table:table-cell>
          <table:table-cell table:number-columns-repeated="1018"/>
        </table:table-row>
        <table:table-row table:style-name="ro24">
          <table:table-cell office:value-type="float" office:value="152" calcext:value-type="float">
            <text:p>152</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safeguard ethical behaviour in the organisation.</text:p>
          </table:table-cell>
          <table:table-cell table:style-name="ce16" office:value-type="string" calcext:value-type="string">
            <text:p>Safeguard ethical behaviour in the organisation.</text:p>
            <text:p><text:span text:style-name="T2">Maintain and advance legal and business ethical behaviour in the workplace by educating and training management, internal clients and employees on the importance of complying with ethical issues; and develop and implement corporate governance rules and procedures and professional standards within the organisation to combat against ethical threats.</text:span></text:p>
          </table:table-cell>
          <table:table-cell table:number-columns-repeated="1018"/>
        </table:table-row>
        <table:table-row table:style-name="ro3">
          <table:table-cell office:value-type="float" office:value="153" calcext:value-type="float">
            <text:p>153</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undertake legal transaction processes.</text:p>
          </table:table-cell>
          <table:table-cell table:style-name="ce10" office:value-type="string" calcext:value-type="string">
            <text:p><text:span text:style-name="T3">Undertake legal transaction processes.</text:span></text:p>
            <text:p><text:span text:style-name="T4">Manage legal transaction processes, including performing legal due diligence to assess risks, structuring the deal and organising the closing of the deal (where necessary, with the assistance of external counsel) within defined scope, costs and timelines. </text:span></text:p>
          </table:table-cell>
          <table:table-cell table:number-columns-repeated="1018"/>
        </table:table-row>
        <table:table-row table:style-name="ro3">
          <table:table-cell office:value-type="float" office:value="154" calcext:value-type="float">
            <text:p>154</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undertake project management processes.</text:p>
          </table:table-cell>
          <table:table-cell table:style-name="ce10" office:value-type="string" calcext:value-type="string">
            <text:p><text:span text:style-name="T3">Undertake project management processes.</text:span></text:p>
            <text:p><text:span text:style-name="T4">Manage project management processes, including developing the project plan, implementing the project in accordance with the plan while continuously monitoring, controlling and adjusting as necessary, within defined scope, costs and timelines. </text:span></text:p>
          </table:table-cell>
          <table:table-cell table:number-columns-repeated="1018"/>
        </table:table-row>
        <table:table-row table:style-name="ro3">
          <table:table-cell office:value-type="float" office:value="155" calcext:value-type="float">
            <text:p>155</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conduct negotiation and drafting across various practice areas.</text:p>
          </table:table-cell>
          <table:table-cell table:style-name="ce10" office:value-type="string" calcext:value-type="string">
            <text:p><text:span text:style-name="T3">Conduct negotiation and drafting across various practice areas.</text:span></text:p>
            <text:p><text:span text:style-name="T4">Negotiate and draft standard form contracts and basic documents in specialist areas of law, including dispute resolution, corporate commercial, intellectual property, employment and conveyancing; and participate in settlement conferences on behalf of the organisation.</text:span></text:p>
          </table:table-cell>
          <table:table-cell table:number-columns-repeated="1018"/>
        </table:table-row>
        <table:table-row table:style-name="ro3">
          <table:table-cell office:value-type="float" office:value="156" calcext:value-type="float">
            <text:p>15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undertake legal analysis and problem-solving.</text:p>
          </table:table-cell>
          <table:table-cell table:style-name="ce10" office:value-type="string" calcext:value-type="string">
            <text:p><text:span text:style-name="T3">Undertake legal analysis and problem-solving.</text:span></text:p>
            <text:p><text:span text:style-name="T4">Apply appropriate legal analysis and problem-solving methodologies to identify problems, evaluate possible solutions and arrive at the best outcome having regard to the specific circumstances. </text:span></text:p>
          </table:table-cell>
          <table:table-cell table:number-columns-repeated="1018"/>
        </table:table-row>
        <table:table-row table:style-name="ro15">
          <table:table-cell office:value-type="float" office:value="157" calcext:value-type="float">
            <text:p>157</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provide sound legal advice.</text:p>
          </table:table-cell>
          <table:table-cell table:style-name="ce10" office:value-type="string" calcext:value-type="string">
            <text:p><text:span text:style-name="T3">Provide sound legal advice.</text:span></text:p>
            <text:p><text:span text:style-name="T4">Apply appropriate legal knowledge, skill and judgement to accurately advise the organisation, management and internal clients on a broad range of matters, including legal, regulatory, risk and compliance issues, evaluate possible solutions and recommend the best course of action having regard to the specific circumstances.</text:span></text:p>
          </table:table-cell>
          <table:table-cell table:number-columns-repeated="1018"/>
        </table:table-row>
        <table:table-row table:style-name="ro19">
          <table:table-cell office:value-type="float" office:value="158" calcext:value-type="float">
            <text:p>158</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undertake corporate secretarial matters regarding entity management.</text:p>
          </table:table-cell>
          <table:table-cell table:style-name="ce10" office:value-type="string" calcext:value-type="string">
            <text:p><text:span text:style-name="T3">Undertake corporate secretarial matters. (entity management)</text:span></text:p>
            <text:p><text:span text:style-name="T4">Manage corporate secretarial matters, including providing corporate secretarial advice to the organisation, management and internal clients, preparing and reviewing minutes of directors' and shareholders' meetings and directors' and shareholders' resolutions for specific transactions and managing a portfolio of companies; identify areas of risk and compliance required and discharge all tasks involved in complying with the organisation's corporate obligations.</text:span></text:p>
          </table:table-cell>
          <table:table-cell table:number-columns-repeated="1018"/>
        </table:table-row>
        <table:table-row table:style-name="ro25">
          <table:table-cell office:value-type="float" office:value="159" calcext:value-type="float">
            <text:p>159</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manage risk from a business perspective.</text:p>
          </table:table-cell>
          <table:table-cell table:style-name="ce14" office:value-type="string" calcext:value-type="string">
            <text:p>Manage risk from a business perspective.</text:p>
            <text:p><text:span text:style-name="T4">Understand the expectations of management, internal clients and external stakeholders and manage the varied expectations through applying a balanced understanding of the business with legal knowledge, skill and judgment, including identifying areas of risk and compliance required from a business perspective and recommending solutions having regard to the specific circumstances.</text:span></text:p>
          </table:table-cell>
          <table:table-cell table:number-columns-repeated="1018"/>
        </table:table-row>
        <table:table-row table:style-name="ro25">
          <table:table-cell office:value-type="float" office:value="160" calcext:value-type="float">
            <text:p>160</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shape and implement legal solutions for the business.</text:p>
          </table:table-cell>
          <table:table-cell table:style-name="ce14" office:value-type="string" calcext:value-type="string">
            <text:p>Shape and implement legal solutions for the business.</text:p>
            <text:p><text:span text:style-name="T4">Develop and structure viable legal solutions for the business and communicate effectively with external counsel to implement them, including interpreting the requirements of the business and the terms and conditions set by management and internal clients; and ensure that external counsel perceives these requirements and conditions and acts on them accordingly. </text:span></text:p>
          </table:table-cell>
          <table:table-cell table:number-columns-repeated="1018"/>
        </table:table-row>
        <table:table-row table:style-name="ro3">
          <table:table-cell office:value-type="float" office:value="161" calcext:value-type="float">
            <text:p>161</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conduct legal research, investigate facts and check documents.</text:p>
          </table:table-cell>
          <table:table-cell table:style-name="ce10" office:value-type="string" calcext:value-type="string">
            <text:p><text:span text:style-name="T3">Conduct legal research, investigate facts and check documents.</text:span></text:p>
            <text:p><text:span text:style-name="T4">Investigate facts and law, including legislation, cases and regulations, by searching pertinent sources, such as public records and legal databases, to surface and check information and documents and inform causes of action. </text:span></text:p>
          </table:table-cell>
          <table:table-cell table:number-columns-repeated="1018"/>
        </table:table-row>
        <table:table-row table:style-name="ro2">
          <table:table-cell office:value-type="float" office:value="162" calcext:value-type="float">
            <text:p>162</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use data analysis tools relevant to legal services environments.</text:p>
          </table:table-cell>
          <table:table-cell table:style-name="ce10" office:value-type="string" calcext:value-type="string">
            <text:p><text:span text:style-name="T3">Use data analytic tools relevant to legal services environments.</text:span></text:p>
            <text:p><text:span text:style-name="T4">Perform data analysis using relevant software tools to inform management's strategic planning, monitor KPIs and identify trends impacting the legal services environment. </text:span></text:p>
          </table:table-cell>
          <table:table-cell table:number-columns-repeated="1018"/>
        </table:table-row>
        <table:table-row table:style-name="ro3">
          <table:table-cell office:value-type="float" office:value="163" calcext:value-type="float">
            <text:p>163</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maintain database for knowledge sharing.</text:p>
          </table:table-cell>
          <table:table-cell table:style-name="ce10" office:value-type="string" calcext:value-type="string">
            <text:p><text:span text:style-name="T3">Maintain database for knowledge sharing.</text:span></text:p>
            <text:p><text:span text:style-name="T4">Maintain, keep updated and populate a centralised repository for information and knowledge sharing, including precedents, templates and know-how materials, to optimise information collection, management and retrieval within the organisation.</text:span></text:p>
          </table:table-cell>
          <table:table-cell table:number-columns-repeated="1018"/>
        </table:table-row>
        <table:table-row table:style-name="ro3">
          <table:table-cell office:value-type="float" office:value="164" calcext:value-type="float">
            <text:p>164</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utilise workplace productivity tools.</text:p>
          </table:table-cell>
          <table:table-cell table:style-name="ce10" office:value-type="string" calcext:value-type="string">
            <text:p><text:span text:style-name="T3">Utilise workplace productivity tools.</text:span></text:p>
            <text:p><text:span text:style-name="T4">Use office applications to accomplish daily tasks, including performing advanced word-processing, document assembling, financial tracking and reporting, database creation and management, and presentation functions, to improve workplace productivity.</text:span></text:p>
          </table:table-cell>
          <table:table-cell table:number-columns-repeated="1018"/>
        </table:table-row>
        <table:table-row table:style-name="ro15">
          <table:table-cell office:value-type="float" office:value="165" calcext:value-type="float">
            <text:p>165</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develop and maintain standard operating procedures. </text:p>
          </table:table-cell>
          <table:table-cell table:style-name="ce7"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ising and tracking transaction and project management files.</text:span></text:p>
          </table:table-cell>
          <table:table-cell table:number-columns-repeated="1018"/>
        </table:table-row>
        <table:table-row table:style-name="ro3">
          <table:table-cell office:value-type="float" office:value="166" calcext:value-type="float">
            <text:p>166</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internal communication skills.</text:p>
          </table:table-cell>
          <table:table-cell table:style-name="ce10" office:value-type="string" calcext:value-type="string">
            <text:p><text:span text:style-name="T3">Demonstrate effective internal communication skills.</text:span></text:p>
            <text:p><text:span text:style-name="T4">Communicate effectively across all levels within the organisation, including management, internal clients and employees, by using business vocabulary and consistent terms and to avoid legal jargon.</text:span></text:p>
          </table:table-cell>
          <table:table-cell table:number-columns-repeated="1018"/>
        </table:table-row>
        <table:table-row table:style-name="ro3">
          <table:table-cell office:value-type="float" office:value="167" calcext:value-type="float">
            <text:p>167</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external communication skills.</text:p>
          </table:table-cell>
          <table:table-cell table:style-name="ce10" office:value-type="string" calcext:value-type="string">
            <text:p><text:span text:style-name="T3">Demonstrate effective external communication skills.</text:span></text:p>
            <text:p><text:span text:style-name="T4">Communicate effectively with external parties, including external counsel, professional advisers of the organisation, external stakeholders and third parties, by using business vocabulary and consistent terms and to avoid legal jargon.</text:span></text:p>
          </table:table-cell>
          <table:table-cell table:number-columns-repeated="1018"/>
        </table:table-row>
        <table:table-row table:style-name="ro3">
          <table:table-cell office:value-type="float" office:value="168" calcext:value-type="float">
            <text:p>168</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management of internal relationships.</text:p>
          </table:table-cell>
          <table:table-cell table:style-name="ce10" office:value-type="string" calcext:value-type="string">
            <text:p><text:span text:style-name="T3">Demonstrate effective management of internal relationships.</text:span></text:p>
            <text:p><text:span text:style-name="T4">Foster professional relationships and develop interaction within the organisation with management, internal clients and employees, including attending work functions and events and volunteering in department and team committees.</text:span></text:p>
          </table:table-cell>
          <table:table-cell table:number-columns-repeated="1018"/>
        </table:table-row>
        <table:table-row table:style-name="ro3">
          <table:table-cell office:value-type="float" office:value="169" calcext:value-type="float">
            <text:p>169</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management of external relationships.</text:p>
          </table:table-cell>
          <table:table-cell table:style-name="ce10" office:value-type="string" calcext:value-type="string">
            <text:p><text:span text:style-name="T3">Demonstrate effective management of external relationships.</text:span></text:p>
            <text:p><text:span text:style-name="T4">Develop professional relationships with external parties, including external counsel, professional advisers of the organisation, external stakeholders and third parties, based on principles of professional respect, trust and accountability.</text:span></text:p>
          </table:table-cell>
          <table:table-cell table:number-columns-repeated="1018"/>
        </table:table-row>
        <table:table-row table:style-name="ro3">
          <table:table-cell office:value-type="float" office:value="170" calcext:value-type="float">
            <text:p>170</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teamwork skills.</text:p>
          </table:table-cell>
          <table:table-cell table:style-name="ce10" office:value-type="string" calcext:value-type="string">
            <text:p><text:span text:style-name="T3">Demonstrate effective teamwork skills.</text:span></text:p>
            <text:p><text:span text:style-name="T4">Foster collaborative efforts and be an effective team player, including working together cohesively towards a common goal, creating a positive working environment and supporting others to combine individual strengths to enhance workplace productivity.</text:span></text:p>
          </table:table-cell>
          <table:table-cell table:number-columns-repeated="1018"/>
        </table:table-row>
        <table:table-row table:style-name="ro3">
          <table:table-cell office:value-type="float" office:value="171" calcext:value-type="float">
            <text:p>171</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manage time and organise work.</text:p>
          </table:table-cell>
          <table:table-cell table:style-name="ce10" office:value-type="string" calcext:value-type="string">
            <text:p><text:span text:style-name="T3">Manage time and organise work.</text:span></text:p>
            <text:p><text:span text:style-name="T4">Develop work plan and goals to prioritise, organ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2">
          <table:table-cell office:value-type="float" office:value="172" calcext:value-type="float">
            <text:p>172</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manage workplace challenges.</text:p>
          </table:table-cell>
          <table:table-cell table:style-name="ce10" office:value-type="string" calcext:value-type="string">
            <text:p><text:span text:style-name="T3">Manage workplace challenges.</text:span></text:p>
            <text:p><text:span text:style-name="T4">Apply stress and time management techniques to deal with workplace challenges effectively and maintain professional and personal well-being.</text:span></text:p>
          </table:table-cell>
          <table:table-cell table:number-columns-repeated="1018"/>
        </table:table-row>
        <table:table-row table:style-name="ro2">
          <table:table-cell office:value-type="float" office:value="173" calcext:value-type="float">
            <text:p>173</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act with professionalism and integrity.</text:p>
          </table:table-cell>
          <table:table-cell table:style-name="ce10" office:value-type="string" calcext:value-type="string">
            <text:p><text:span text:style-name="T3">Act with professionalism and integrity.</text:span></text:p>
            <text:p><text:span text:style-name="T4">Project a positive image of yourself, your organisation and the legal industry and perform duties with mindfulness, diligence and integrity.</text:span></text:p>
          </table:table-cell>
          <table:table-cell table:number-columns-repeated="1018"/>
        </table:table-row>
        <table:table-row table:style-name="ro2">
          <table:table-cell office:value-type="float" office:value="174" calcext:value-type="float">
            <text:p>174</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use feedback and reflection for professional improvement.</text:p>
          </table:table-cell>
          <table:table-cell table:style-name="ce7" office:value-type="string" calcext:value-type="string">
            <text:p><text:span text:style-name="T1">Use feedback and reflection for professional improvement.</text:span></text:p>
            <text:p><text:span text:style-name="T2">Reflect on experiences and mistakes, and actively solicit feedback from colleagues and team members to identify areas for improvement and training needs.</text:span></text:p>
          </table:table-cell>
          <table:table-cell table:number-columns-repeated="1018"/>
        </table:table-row>
        <table:table-row table:style-name="ro2">
          <table:table-cell office:value-type="float" office:value="175" calcext:value-type="float">
            <text:p>175</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improve workplace processes and policies.</text:p>
          </table:table-cell>
          <table:table-cell table:style-name="ce10" office:value-type="string" calcext:value-type="string">
            <text:p><text:span text:style-name="T3">Improve workplace processes and policies.</text:span></text:p>
            <text:p><text:span text:style-name="T4">Contribute ideas to improve the effectiveness of internal systems and procedures and highlight any gaps or risks and provide recommendations to address them.</text:span></text:p>
          </table:table-cell>
          <table:table-cell table:number-columns-repeated="1018"/>
        </table:table-row>
        <table:table-row table:style-name="ro2">
          <table:table-cell office:value-type="float" office:value="176" calcext:value-type="float">
            <text:p>176</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identify learning needs for myself.</text:p>
          </table:table-cell>
          <table:table-cell table:style-name="ce10" office:value-type="string" calcext:value-type="string">
            <text:p><text:span text:style-name="T3">Identify learning needs for self.</text:span></text:p>
            <text:p><text:span text:style-name="T4">Motivate self development by learning and undergoing training in new areas of law and technical and soft skills for continued professional and personal advancement.</text:span></text:p>
          </table:table-cell>
          <table:table-cell table:number-columns-repeated="1018"/>
        </table:table-row>
        <table:table-row table:style-name="ro2">
          <table:table-cell office:value-type="float" office:value="177" calcext:value-type="float">
            <text:p>177</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manage self adaptability to change.</text:p>
          </table:table-cell>
          <table:table-cell table:style-name="ce10" office:value-type="string" calcext:value-type="string">
            <text:p><text:span text:style-name="T3">Manage self adaptability to change.</text:span></text:p>
            <text:p><text:span text:style-name="T4">Maintain adaptability to changes in the nature, timelines and priority of tasks and adopt stress management techniques to deal with things not going to plan.</text:span></text:p>
          </table:table-cell>
          <table:table-cell table:number-columns-repeated="1018"/>
        </table:table-row>
        <table:table-row table:style-name="ro2">
          <table:table-cell office:value-type="float" office:value="178" calcext:value-type="float">
            <text:p>17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monstrate balanced business and legal acumen.</text:p>
          </table:table-cell>
          <table:table-cell table:style-name="ce10" office:value-type="string" calcext:value-type="string">
            <text:p><text:span text:style-name="T3">Demonstrate balanced business and legal acumen.</text:span></text:p>
            <text:p><text:span text:style-name="T4">Understand the objectives, culture, risk tolerance and processes of the organisation and apply appropriate legal knowledge, skill and judgment in planning and decision making.</text:span></text:p>
          </table:table-cell>
          <table:table-cell table:number-columns-repeated="1018"/>
        </table:table-row>
        <table:table-row table:style-name="ro2">
          <table:table-cell office:value-type="float" office:value="179" calcext:value-type="float">
            <text:p>17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undertake administrative tasks.</text:p>
          </table:table-cell>
          <table:table-cell table:style-name="ce10" office:value-type="string" calcext:value-type="string">
            <text:p><text:span text:style-name="T3">Undertake administrative tasks.</text:span></text:p>
            <text:p><text:span text:style-name="T4">Assist the general counsel and senior team members with administrative matters, including planning, organising and managing of work activities assigned to the legal department.</text:span></text:p>
          </table:table-cell>
          <table:table-cell table:number-columns-repeated="1018"/>
        </table:table-row>
        <table:table-row table:style-name="ro3">
          <table:table-cell office:value-type="float" office:value="180" calcext:value-type="float">
            <text:p>18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intain risk management and compliance processes and systems.</text:p>
          </table:table-cell>
          <table:table-cell table:style-name="ce10" office:value-type="string" calcext:value-type="string">
            <text:p><text:span text:style-name="T3">Maintain risk management and compliance processes and systems.</text:span></text:p>
            <text:p><text:span text:style-name="T4">Undertake regular reviews of compliance with internal protocols and external regulatory requirements and anticipate and mitigate potential legal risks and compliance issues involving the organisation.</text:span></text:p>
          </table:table-cell>
          <table:table-cell table:number-columns-repeated="1018"/>
        </table:table-row>
        <table:table-row table:style-name="ro2">
          <table:table-cell office:value-type="float" office:value="181" calcext:value-type="float">
            <text:p>18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intain business policies.</text:p>
          </table:table-cell>
          <table:table-cell table:style-name="ce15" office:value-type="string" calcext:value-type="string">
            <text:p><text:span text:style-name="T3">Maintain business policies.</text:span></text:p>
            <text:p><text:span text:style-name="T4">Maintain and keep updated business policies for the organisation and comply with industry specific regulations, including corporate governance and business and legal ethics issues.</text:span></text:p>
          </table:table-cell>
          <table:table-cell table:number-columns-repeated="1018"/>
        </table:table-row>
        <table:table-row table:style-name="ro2">
          <table:table-cell office:value-type="float" office:value="182" calcext:value-type="float">
            <text:p>18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intain a data protection framework.</text:p>
          </table:table-cell>
          <table:table-cell table:style-name="ce15" office:value-type="string" calcext:value-type="string">
            <text:p><text:span text:style-name="T3">Maintain a data protection framework.</text:span></text:p>
            <text:p><text:span text:style-name="T4">Document and administer data protection and confidential information management protocols and processes as part of information security workflows.</text:span></text:p>
          </table:table-cell>
          <table:table-cell table:number-columns-repeated="1018"/>
        </table:table-row>
        <table:table-row table:style-name="ro2">
          <table:table-cell office:value-type="float" office:value="183" calcext:value-type="float">
            <text:p>18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intain project management processes and systems.</text:p>
          </table:table-cell>
          <table:table-cell table:style-name="ce10" office:value-type="string" calcext:value-type="string">
            <text:p><text:span text:style-name="T3">Maintain project management processes and systems.</text:span></text:p>
            <text:p><text:span text:style-name="T4">Apply project management concepts to improve the management of workflow having regard to issues of scope, cost, time, quality, documentation, administration and risk management.</text:span></text:p>
          </table:table-cell>
          <table:table-cell table:number-columns-repeated="1018"/>
        </table:table-row>
        <table:table-row table:style-name="ro2">
          <table:table-cell office:value-type="float" office:value="184" calcext:value-type="float">
            <text:p>184</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monstrate financial literacy.</text:p>
          </table:table-cell>
          <table:table-cell table:style-name="ce15" office:value-type="string" calcext:value-type="string">
            <text:p><text:span text:style-name="T3">Demonstrate financial literacy.</text:span></text:p>
            <text:p><text:span text:style-name="T4">Apply business principles and basic accounting concepts in analysing financial statements, including evaluating balance sheet and profit and loss considerations and their applications.</text:span></text:p>
          </table:table-cell>
          <table:table-cell table:number-columns-repeated="1018"/>
        </table:table-row>
        <table:table-row table:style-name="ro3">
          <table:table-cell office:value-type="float" office:value="185" calcext:value-type="float">
            <text:p>18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monstrate commercial awareness.</text:p>
          </table:table-cell>
          <table:table-cell table:style-name="ce15" office:value-type="string" calcext:value-type="string">
            <text:p><text:span text:style-name="T3">Demonstrate commercial awareness.</text:span></text:p>
            <text:p><text:span text:style-name="T4">Keep informed and updated on developments in business and commercial environments locally and globally, including understanding how businesses are run, what are the key factors for profitability and growth and how to make optimal use of resources.</text:span></text:p>
          </table:table-cell>
          <table:table-cell table:number-columns-repeated="1018"/>
        </table:table-row>
        <table:table-row table:style-name="ro13">
          <table:table-cell office:value-type="float" office:value="186" calcext:value-type="float">
            <text:p>186</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comply with duties of confidentiality. </text:p>
          </table:table-cell>
          <table:table-cell table:style-name="ce10" office:value-type="string" calcext:value-type="string">
            <text:p><text:span text:style-name="T5">Comply with duties of confidentiality.</text:span><text:span text:style-name="T6"> </text:span></text:p>
            <text:p><text:span text:style-name="T4">Comply with duties of confidentiality and data protection obligations when dealing with and handling confidential information, communication and documents; and when collecting, using and disclosing personal data from management, internal clients, employees and other third-parties as needed and in compliance with data protection guidelines and best practices.</text:span></text:p>
          </table:table-cell>
          <table:table-cell table:number-columns-repeated="1018"/>
        </table:table-row>
        <table:table-row table:style-name="ro23">
          <table:table-cell office:value-type="float" office:value="187" calcext:value-type="float">
            <text:p>187</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demonstrate a strong sense of business ethics.</text:p>
          </table:table-cell>
          <table:table-cell table:style-name="ce11" office:value-type="string" calcext:value-type="string">
            <text:p>Demonstrate strong sense of business ethics.</text:p>
            <text:p><text:span text:style-name="T4">Comply with policies, procedures and best practices regarding issues of corporate governance, insider trading, bribery, corporate social responsibility and fiduciary responsibilities, etc., and perceive the consequences of ethical breaches.</text:span></text:p>
          </table:table-cell>
          <table:table-cell table:number-columns-repeated="1018"/>
        </table:table-row>
        <table:table-row table:style-name="ro23">
          <table:table-cell office:value-type="float" office:value="188" calcext:value-type="float">
            <text:p>188</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demonstrate a strong sense of legal ethics.</text:p>
          </table:table-cell>
          <table:table-cell table:style-name="ce11" office:value-type="string" calcext:value-type="string">
            <text:p>Demonstrate strong sense of legal ethics.</text:p>
            <text:p><text:span text:style-name="T4">Comply with policies, procedures and best practices regarding issues of conflicts of interest, privileged communications and legal professional privilege, etc., and perceive the consequences of ethical breaches.</text:span></text:p>
          </table:table-cell>
          <table:table-cell table:number-columns-repeated="1018"/>
        </table:table-row>
        <table:table-row table:style-name="ro1">
          <table:table-cell table:number-columns-repeated="3"/>
          <table:table-cell table:style-name="ce3"/>
          <table:table-cell table:style-name="ce11"/>
          <table:table-cell table:number-columns-repeated="1019"/>
        </table:table-row>
        <table:table-row table:style-name="ro1">
          <table:table-cell table:number-columns-repeated="3"/>
          <table:table-cell table:style-name="ce5"/>
          <table:table-cell table:style-name="ce7"/>
          <table:table-cell table:number-columns-repeated="1019"/>
        </table:table-row>
        <table:table-row table:style-name="ro1" table:number-rows-repeated="10483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00/00/0000</text:date>, <text:time style:data-style-name="N2" text:time-value="09:30:27.2156701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0H52M34S</meta:editing-duration>
    <meta:editing-cycles>31</meta:editing-cycles>
    <meta:generator>LibreOffice/5.3.1.2$Linux_X86_64 LibreOffice_project/30m0$Build-2</meta:generator>
    <dc:date>2017-11-21T09:43:16.620991851</dc:date>
    <meta:document-statistic meta:table-count="1" meta:cell-count="968" meta:object-count="0"/>
    <meta:user-defined meta:name="Info 1"/>
    <meta:user-defined meta:name="Info 2"/>
    <meta:user-defined meta:name="Info 3"/>
    <meta:user-defined meta:name="Info 4"/>
  </office:meta>
</office:document-meta>
</file>